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PE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otal RES</text:p>
          </table:table-cell>
        </table:table-row>
        <table:table-row table:style-name="ro1">
          <table:table-cell office:value-type="string" calcext:value-type="string">
            <text:p>Mtoe</text:p>
          </table:table-cell>
          <table:table-cell office:value-type="float" office:value="16.2" calcext:value-type="float">
            <text:p>1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h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string" calcext:value-type="string">
            <text:p>TJ</text:p>
          </table:table-cell>
          <table:table-cell table:formula="of:=41868*[.B2]" office:value-type="float" office:value="678261.6" calcext:value-type="float">
            <text:p>678261.6</text:p>
          </table:table-cell>
          <table:table-cell table:formula="of:=3.6*[.C3]" office:value-type="float" office:value="7030.8" calcext:value-type="float">
            <text:p>7030.8</text:p>
          </table:table-cell>
          <table:table-cell table:formula="of:=3.6*[.D3]" office:value-type="float" office:value="2386.8" calcext:value-type="float">
            <text:p>2386.8</text:p>
          </table:table-cell>
          <table:table-cell table:formula="of:=[.C4]+[.D4]" office:value-type="float" office:value="9417.6" calcext:value-type="float">
            <text:p>941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8:56:07.924657580</meta:creation-date>
    <dc:date>2015-11-10T09:02:48.034751040</dc:date>
    <meta:editing-duration>PT6M40S</meta:editing-duration>
    <meta:editing-cycles>1</meta:editing-cycles>
    <meta:document-statistic meta:table-count="1" meta:cell-count="14" meta:object-count="0"/>
    <meta:generator>LibreOffice/5.0.2.2$Linux_X86_64 LibreOffice_project/00m0$Build-2</meta:generator>
  </office:meta>
</office:document-meta>
</file>